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write Part 3</text:p>
      <text:p text:style-name="P2"/>
      <text:p text:style-name="P2">The learned word - “Not many people in the history of the world have attempted expression for the benefit of the other. The other in historical genres of non-fiction are oftentimes oblique and overly expressive. Making it work however, against one's own desires is considered an expression of the real. To fail however, is an expression of the real from a fictional standpoint. To succeed in its depth of truer understanding, is the ultimate insurrection of the unreal.” - Socrates</text:p>
      <text:p text:style-name="P2"/>
      <text:p text:style-name="P2">Many have peered into the depths of one's own heart to find that their desires often contradict their more logical faculties, and these ideas of interest are a sentiment that can only be expressed in a more fallacious methodology. Try arguing about something you know nothing about and you receive nothing in return. Either way you try, it's an oblique and shady failure. A fail safe solution is an ablution of other-realmly unconscious materia that rings true of mathematical lingo, but trying to do this is in conscious opposition to the inner insurrection.</text:p>
      <text:p text:style-name="P2"/>
      <text:p text:style-name="P2">Do crap and ye shall receive crap. - Bob Doleman. People don't like figures that having nothing of importance to say, which is true and fine and well, however, it isn't unlike people who have nothing to say to have the most perverse and obtrusive acerbity to drop. This is not the time and place does not seem to matter to them.</text:p>
      <text:p text:style-name="P2"/>
      <text:p text:style-name="P2">Objectivity is not subjectivity, but what is objectivity. - Robert Doleman Sr.. People oftentimes tell me that what I do is fallacious and does not accomplish anything of any true value. This may be true, however it is another thing altogether to give such little thought to it to begin with. Within our circle of knowledge however, way beyond the stars and outside of our conscious awareness, exists for one sole purpose alone, an insurrection. This is the true nature of being part of the unreal in an absurdist standpoint and in no way relevant to the truer nature of things that are less known about. This much I am certain through much experience and efforts. What has bloomed for however, is not always accepted by the masses, but it is certain that one must eventually in all eventuality take responsibility for their own actions oust they become mundane and buck out from the crowd of normalcy is a far cry from the source. Of their own personal ambitions, goals, passions only to consumate to fall to consumption of resources until complete depletion against their furthest wills much to the chagrin of those they are faithful to and ultimately do not want to be associated with, much less love. It is in great pleasure and faith we arrive at our final point. The recognition and recognizance of our origin, our original segment that our errors have all consummated to in their totality.</text:p>
      <text:p text:style-name="P2"/>
      <text:p text:style-name="P2">Evolution – the final justification of Darwinistic theorems are questionable in nature and beyond our furthest understanding, unless one looks at most platonic methods of associating together formulations of reality and realistic assumptions about things they have no idea about but have heard countless times before. This is the crux and point of ballin for no reason. This technique that has been lost to the annuals of time have long since stopped mattering and those who try to master the art of doing things the hard way ultimately fail at the more obvious solutions, which have been time-tested to perfection in the furthest sense, since the first man.</text:p>
      <text:p text:style-name="P2"/>
      <text:p text:style-name="P2"><text:soft-page-break/>Beyond extinction, comes with it useful things sometimes, and lies a certain solution, a magical one that relies primarily on principles of war and peace. These theorems defy individuality and ultimately leave people in a state unrelated to intimacy, so to speak. And the serenity, now from the forefront of the gao, is just complete and utter nonsense that no one should pay any conscious effort towards, simply for the purpose of obtaining material means to accomplish their own realities and establish a basis of unrest and uneasy belongings for the masses to properly assimilate with as to a path to completion. This way, people will largely stop their pursuits of literary/technical assembly at the expense of people less interested in things such as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2T14:05:21.40</meta:creation-date>
    <dc:date>2024-06-02T13:45:44.01</dc:date>
    <meta:editing-duration>PT27M9S</meta:editing-duration>
    <meta:editing-cycles>5</meta:editing-cycles>
    <meta:generator>OpenOffice/4.1.12$Win32 OpenOffice.org_project/4112m1$Build-9809</meta:generator>
    <meta:document-statistic meta:table-count="0" meta:image-count="0" meta:object-count="0" meta:page-count="2" meta:paragraph-count="7" meta:word-count="713" meta:character-count="4197"/>
  </office:meta>
</office:document-meta>
</file>